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1D000000D9899DAF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4.627cm" draw:z-index="0"><draw:image xlink:href="Pictures/100000000000031D000000D9899DAF74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3</meta:editing-cycles>
    <meta:generator>OpenOffice/4.1.5$Win32 OpenOffice.org_project/415m1$Build-9789</meta:generator>
    <dc:date>2019-04-01T11:38:09.51</dc:date>
    <meta:document-statistic meta:table-count="0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